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text-position="0% 100%"/>
    </style:style>
    <style:style style:name="P2" style:family="paragraph" style:parent-style-name="Standard">
      <style:paragraph-properties fo:text-align="justify" style:justify-single-word="false"/>
      <style:text-properties style:text-position="0% 100%"/>
    </style:style>
    <style:style style:name="P3" style:family="paragraph" style:parent-style-name="Standard" style:list-style-name="L1"/>
    <style:style style:name="P4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yecto: Estudio Dietético Programado 2011 <text:s/>(EDP<text:span text:style-name="T1">11</text:span><text:span text:style-name="T2">)</text:span></text:p>
      <text:p text:style-name="Standard"><text:span text:style-name="T2"/></text:p>
      <text:p text:style-name="P1"><text:span text:style-name="T3">Resumen</text:span>: </text:p>
      <text:p text:style-name="P1"/>
      <text:p text:style-name="P2">En las sociedades ricas es cada vez más común la necesidad de dietistas. Por un lado el sedentarismo está provocando la aparición de serios problemas de obesidad en personas incluso a edades tempranas. Por otro lado, los malos hábitos de alimentación provocan enfermedades hasta ahora desconocidas, como las derivadas de un exceso de colesterol o una alimentación inadecuada en la tercera edad. El número de personas alérgicas a alimentos ha aumentado, siendo necesario un control estricto de las dietas</text:p>
      <text:p text:style-name="P1"/>
      <text:p text:style-name="P2">Es por ello que proponemos en este proyecto implementar un software de escritorio desarrollado a medida para una dietista, que observando el crecimiento de los pacientes a tratar y el tiempo dedicado para cada uno de ellos ha decidido informatizar su sistema de dietas y forma de gestión de los pacientes.</text:p>
      <text:p text:style-name="P1"/>
      <text:p text:style-name="P1">El programa constará de:</text:p>
      <text:p text:style-name="P1"/>
      <text:list xml:id="list186007896" text:style-name="L1">
        <text:list-item>
          <text:p text:style-name="P3"><text:span text:style-name="T2">Gestión de pacientes</text:span></text:p>
        </text:list-item>
        <text:list-item>
          <text:p text:style-name="P3"><text:span text:style-name="T2">Gestión de recetas</text:span></text:p>
        </text:list-item>
        <text:list-item>
          <text:p text:style-name="P3"><text:span text:style-name="T2">Gestión de alimentos</text:span></text:p>
        </text:list-item>
        <text:list-item>
          <text:p text:style-name="P3"><text:span text:style-name="T2">Generación de dietas semanales acorde con el sistema de la persona interesada</text:span></text:p>
        </text:list-item>
        <text:list-item>
          <text:p text:style-name="P3"><text:span text:style-name="T2">Obtención de estadísticas relacionadas</text:span></text:p>
        </text:list-item>
      </text:list>
      <text:p text:style-name="P1"/>
      <text:p text:style-name="P2">El programa se desarrollará en lenguaje Python y para la interfaz gráfica se usará una biblioteca libre, como Qt o Gtk (que tienen implementaciones sus libre PyQt o PyGtk).</text:p>
      <text:p text:style-name="P1"/>
      <text:p text:style-name="P2">El código se realizará bajo licencia GNU GPL y para la documentación y memoria se usará GFDL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exus </meta:initial-creator>
    <meta:creation-date>2011-05-19T00:01:03</meta:creation-date>
    <dc:date>2011-05-19T12:52:17</dc:date>
    <dc:creator>Manuel Duarte</dc:creator>
    <meta:editing-duration>PT32M23S</meta:editing-duration>
    <meta:editing-cycles>2</meta:editing-cycles>
    <meta:generator>LibreOffice/3.3$Linux LibreOffice_project/330m19$Build-202</meta:generator>
    <meta:document-statistic meta:table-count="0" meta:image-count="0" meta:object-count="0" meta:page-count="1" meta:paragraph-count="12" meta:word-count="217" meta:character-count="1336"/>
  </office:meta>
</office:document-meta>
</file>